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2" style:family="paragraph" style:parent-style-name="Standard">
      <style:text-properties fo:color="#212121" style:font-name="Droid Sans Mono" fo:font-size="9pt" fo:font-weight="normal" officeooo:paragraph-rsid="0016d46a" fo:background-color="#fffffe"/>
    </style:style>
    <style:style style:name="P3" style:family="paragraph" style:parent-style-name="Standard">
      <style:paragraph-properties style:line-height-at-least="0.423cm"/>
    </style:style>
    <style:style style:name="P4" style:family="paragraph" style:parent-style-name="Standard">
      <style:text-properties officeooo:paragraph-rsid="000d4fc1"/>
    </style:style>
    <style:style style:name="P5" style:family="paragraph" style:parent-style-name="Standard">
      <style:text-properties officeooo:paragraph-rsid="00126a8b"/>
    </style:style>
    <style:style style:name="P6" style:family="paragraph" style:parent-style-name="Standard">
      <style:text-properties officeooo:paragraph-rsid="0016d46a"/>
    </style:style>
    <style:style style:name="P7" style:family="paragraph" style:parent-style-name="Standard">
      <style:paragraph-properties style:line-height-at-least="0.423cm"/>
      <style:text-properties fo:color="#212121" style:font-name="Droid Sans Mono" fo:font-size="9pt" fo:font-weight="normal" fo:background-color="#fffffe"/>
    </style:style>
    <style:style style:name="P8" style:family="paragraph" style:parent-style-name="Standard">
      <style:paragraph-properties style:line-height-at-least="0.423cm"/>
      <style:text-properties fo:color="#212121" style:font-name="Droid Sans Mono" fo:font-size="9pt" fo:font-weight="normal" officeooo:rsid="001851c0" officeooo:paragraph-rsid="001851c0" fo:background-color="#fffffe"/>
    </style:style>
    <style:style style:name="P9" style:family="paragraph" style:parent-style-name="Standard">
      <style:paragraph-properties style:line-height-at-least="0.423cm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pt" fo:font-weight="normal" fo:background-color="#fffffe" loext:char-shading-value="0"/>
    </style:style>
    <style:style style:name="T3" style:family="text">
      <style:text-properties fo:color="#212121" style:font-name="Droid Sans Mono" fo:font-size="9pt" fo:font-weight="normal" fo:background-color="#fffffe" loext:char-shading-value="0"/>
    </style:style>
    <style:style style:name="T4" style:family="text">
      <style:text-properties fo:color="#000000"/>
    </style:style>
    <style:style style:name="T5" style:family="text">
      <style:text-properties fo:color="#000000" style:font-name="Droid Sans Mono" fo:font-size="9pt" fo:font-weight="normal" fo:background-color="#fffffe" loext:char-shading-value="0"/>
    </style:style>
    <style:style style:name="T6" style:family="text">
      <style:text-properties fo:color="#a31515"/>
    </style:style>
    <style:style style:name="T7" style:family="text">
      <style:text-properties fo:color="#795e26"/>
    </style:style>
    <style:style style:name="T8" style:family="text">
      <style:text-properties fo:color="#795e26" style:font-name="Droid Sans Mono" fo:font-size="9pt" fo:font-weight="normal" fo:background-color="#fffffe" loext:char-shading-value="0"/>
    </style:style>
    <style:style style:name="T9" style:family="text">
      <style:text-properties fo:color="#09885a"/>
    </style:style>
    <style:style style:name="T10" style:family="text">
      <style:text-properties officeooo:rsid="00126a8b"/>
    </style:style>
    <style:style style:name="T11" style:family="text">
      <style:text-properties officeooo:rsid="00128199"/>
    </style:style>
    <style:style style:name="T12" style:family="text">
      <style:text-properties officeooo:rsid="00134e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query to display the last name, department number, and department name for all employees.</text:p>
      <text:p text:style-name="Standard"/>
      <text:p text:style-name="Standard"/>
      <text:p text:style-name="P1"><text:span text:style-name="T1">SELECT</text:span> e.last_name, d.department_id, d.department_name</text:p>
      <text:p text:style-name="P1"><text:span text:style-name="T1">FROM</text:span> employees e</text:p>
      <text:p text:style-name="P1"><text:span text:style-name="T1">JOIN</text:span> departments d </text:p>
      <text:p text:style-name="P1"><text:span text:style-name="T1">ON</text:span> e.department_id<text:span text:style-name="T4">=</text:span>d.department_id</text:p>
      <text:p text:style-name="Standard"/>
      <text:p text:style-name="Standard"><text:s text:c="7"/></text:p>
      <text:p text:style-name="Standard">2. Create a unique listing of all jobs that are in department 8. Include the location of the department in the output.</text:p>
      <text:p text:style-name="Standard"/>
      <text:p text:style-name="P1"><text:span text:style-name="T1">SELECT DISTINCT</text:span> j.job_title, d.department_id, d.department_name, l.city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 <text:span text:style-name="T4">=</text:span> d.department_id</text:p>
      <text:p text:style-name="P1"><text:span text:style-name="T1">JOIN</text:span> jobs j</text:p>
      <text:p text:style-name="P1"><text:span text:style-name="T1">ON</text:span> j.job_id <text:span text:style-name="T4">=</text:span> e.job_id</text:p>
      <text:p text:style-name="P1"><text:span text:style-name="T1">join</text:span> locations l</text:p>
      <text:p text:style-name="P1"><text:span text:style-name="T1">ON</text:span> l.location_id <text:span text:style-name="T4">=</text:span> d.location_id</text:p>
      <text:p text:style-name="P1"><text:span text:style-name="T1">WHERE</text:span> d.department_id <text:span text:style-name="T4">=</text:span> <text:span text:style-name="T9">8</text:span></text:p>
      <text:p text:style-name="Standard"/>
      <text:p text:style-name="Standard"><text:s text:c="7"/></text:p>
      <text:p text:style-name="Standard">3. <text:s/>Write a query to display the employee last name, department name, location ID, and city of all employees.</text:p>
      <text:p text:style-name="Standard"/>
      <text:p text:style-name="P1"><text:span text:style-name="T1">SELECT</text:span> e.last_name, d.department_name, d.location_id, l.city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<text:span text:style-name="T4">=</text:span>d.department_id</text:p>
      <text:p text:style-name="P1"><text:span text:style-name="T1">JOIN</text:span> locations l</text:p>
      <text:p text:style-name="P1"><text:span text:style-name="T1">ON</text:span> d.location_id<text:span text:style-name="T4">=</text:span>l.location_id</text:p>
      <text:p text:style-name="Standard"/>
      <text:p text:style-name="P6">4. Display the employee last name and department name for all employees who have an a (lowercase) in their last names.</text:p>
      <text:p text:style-name="P6"/>
      <text:p text:style-name="P2"><text:span text:style-name="T1">SELECT</text:span> e.last_name, d.department_name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<text:span text:style-name="T4">=</text:span>d.department_id</text:p>
      <text:p text:style-name="P1"><text:span text:style-name="T1">WHERE</text:span> last_name <text:span text:style-name="T1">LIKE</text:span> <text:span text:style-name="T6">'%a%'</text:span></text:p>
      <text:p text:style-name="P6"><text:s/></text:p>
      <text:p text:style-name="Standard"><text:s text:c="4"/></text:p>
      <text:p text:style-name="Standard">5. Write a query to display the last name, job, department number, and department name for all</text:p>
      <text:p text:style-name="Standard">employees who work in Toronto. <text:s text:c="4"/></text:p>
      <text:p text:style-name="Standard"/>
      <text:p text:style-name="P1"><text:span text:style-name="T1">SELECT</text:span> e.last_name, j.job_title, d.department_id, d.department_name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<text:span text:style-name="T4">=</text:span>d.department_id</text:p>
      <text:p text:style-name="P1"><text:span text:style-name="T1">JOIN</text:span> jobs j</text:p>
      <text:p text:style-name="P1"><text:span text:style-name="T1">ON</text:span> e.job_id<text:span text:style-name="T4">=</text:span>j.job_id</text:p>
      <text:p text:style-name="P1"><text:span text:style-name="T1">JOIN</text:span> locations l</text:p>
      <text:p text:style-name="P1"><text:span text:style-name="T1">ON</text:span> l.location_id<text:span text:style-name="T4">=</text:span>d.location_id</text:p>
      <text:p text:style-name="P1"><text:span text:style-name="T1">WHERE</text:span> l.city<text:span text:style-name="T4">=</text:span><text:span text:style-name="T6">'Toronto'</text:span></text:p>
      <text:p text:style-name="Standard"/>
      <text:p text:style-name="Standard"><text:soft-page-break/></text:p>
      <text:p text:style-name="Standard">6. Display the employee last name and employee number along with their manager’s last name and manager number. Label the columns Employee, Emp#, Manager, and Mgr#, respectively. <text:s text:c="4"/></text:p>
      <text:p text:style-name="Standard"><text:s text:c="5"/></text:p>
      <text:p text:style-name="P1"><text:span text:style-name="T1">SELECT</text:span> e.last_name Employee, e.employee_id Emp#, e.manager_id Mgr#, m.last_name Manager </text:p>
      <text:p text:style-name="P1"><text:span text:style-name="T1">FROM</text:span> employees e </text:p>
      <text:p text:style-name="P1"><text:span text:style-name="T1">JOIN</text:span> employees m </text:p>
      <text:p text:style-name="P1"><text:span text:style-name="T1">ON</text:span> e.manager_id<text:span text:style-name="T4">=</text:span>m.employee_id</text:p>
      <text:p text:style-name="P3"/>
      <text:p text:style-name="Standard">7. Modify the query of #6 to display all employees including King, who has no manager.</text:p>
      <text:p text:style-name="Standard"/>
      <text:p text:style-name="P1"><text:span text:style-name="T1">SELECT</text:span> e.last_name Employee, e.employee_id Emp#, e.manager_id Mgr#, m.last_name Manager </text:p>
      <text:p text:style-name="P1"><text:span text:style-name="T1">FROM</text:span> employees e </text:p>
      <text:p text:style-name="P1"><text:span text:style-name="T1">LEFT JOIN</text:span> employees m </text:p>
      <text:p text:style-name="P1"><text:span text:style-name="T1">ON</text:span> e.manager_id<text:span text:style-name="T4">=</text:span>m.employee_id</text:p>
      <text:p text:style-name="Standard"/>
      <text:p text:style-name="Standard"/>
      <text:p text:style-name="Standard">8. Create a query that displays employee last names, department numbers, and all the</text:p>
      <text:p text:style-name="Standard">employees who work in the same department as a given employee. Give each column an appropriate label.</text:p>
      <text:p text:style-name="Standard"><text:s text:c="3"/></text:p>
      <text:p text:style-name="Standard">10. Create a query to display the name and hire date of any employee hired after employee Daniel.</text:p>
      <text:p text:style-name="Standard"/>
      <text:p text:style-name="P1"><text:span text:style-name="T1">SELECT</text:span> last_name, hire_date</text:p>
      <text:p text:style-name="P1"><text:span text:style-name="T1">FROM</text:span> employees</text:p>
      <text:p text:style-name="P1"><text:span text:style-name="T1">WHERE</text:span> hire_date <text:span text:style-name="T4">&gt;</text:span> (</text:p>
      <text:p text:style-name="P1"><text:span text:style-name="T1">SELECT</text:span> hire_date</text:p>
      <text:p text:style-name="P1"><text:span text:style-name="T1">FROM</text:span> employees</text:p>
      <text:p text:style-name="P1"><text:span text:style-name="T1">WHERE</text:span> first_name<text:span text:style-name="T4">=</text:span><text:span text:style-name="T6">'Daniel'</text:span></text:p>
      <text:p text:style-name="P1">)</text:p>
      <text:p text:style-name="Standard"/>
      <text:p text:style-name="Standard">11. Display the names and hire dates for all employees who were hired before their managers, along with their manager’s names and hire dates. Label the columns Employee, Emp</text:p>
      <text:p text:style-name="Standard"><text:tab/>Hired, Manager, and Mgr Hired, respectively.</text:p>
      <text:p text:style-name="Standard"><text:s text:c="5"/></text:p>
      <text:p text:style-name="P1"><text:span text:style-name="T1">SELECT</text:span> e.last_name Emp, e.hire_date EmpHireDate, m.last_name Manager, m.hire_date </text:p>
      <text:p text:style-name="P1"><text:span text:style-name="T1">FROM</text:span> employees e </text:p>
      <text:p text:style-name="P1"><text:span text:style-name="T1">JOIN</text:span> employees m </text:p>
      <text:p text:style-name="P1"><text:span text:style-name="T1">ON</text:span> e.manager_id<text:span text:style-name="T4">=</text:span>m.employee_id</text:p>
      <text:p text:style-name="P1"><text:span text:style-name="T1">WHERE</text:span> m.hire_date<text:span text:style-name="T4">&gt;</text:span>e.hire_</text:p>
      <text:p text:style-name="Standard"/>
      <text:p text:style-name="Standard">12. Determine the validity of the following three statements. Circle either True or False. </text:p>
      <text:p text:style-name="Standard"><text:tab/>a. Group functions work across many rows to produce one result.</text:p>
      <text:p text:style-name="P5"><text:tab/>b. Group functions include nulls in calculations. </text:p>
      <text:p text:style-name="P5"><text:span text:style-name="T10"><text:tab/>c. </text:span>The WHERE clause restricts rows prior to inclusion in a group calculation.</text:p>
      <text:p text:style-name="P5"/>
      <text:p text:style-name="P1">TRUE</text:p>
      <text:p text:style-name="P1">FALSE</text:p>
      <text:p text:style-name="P8">TRUE</text:p>
      <text:p text:style-name="P5"/>
      <text:p text:style-name="Standard">13. Display the highest, lowest, sum, and average salary of all employees. Label the columns</text:p>
      <text:p text:style-name="Standard">Maximum, Minimum, Sum, and Average, respectively. Round your results to the nearest whole number.</text:p>
      <text:p text:style-name="Standard"/>
      <text:p text:style-name="P1"><text:span text:style-name="T1">SELECT</text:span> <text:span text:style-name="T7">MAX</text:span>(salary) Maximum, <text:span text:style-name="T7">MIN</text:span>(salary) Minimum, <text:span text:style-name="T7">ROUND</text:span>(<text:span text:style-name="T7">AVG</text:span>(salary), <text:span text:style-name="T9">0</text:span>) Average, <text:span text:style-name="T7">SUM</text:span>(salary) Sum</text:p>
      <text:p text:style-name="P1"><text:span text:style-name="T1">FROM</text:span> employees</text:p>
      <text:p text:style-name="Standard"><text:soft-page-break/></text:p>
      <text:p text:style-name="Standard">14. Modify the query in #13 to display the minimum, maximum, sum, and average salary for each job type.</text:p>
      <text:p text:style-name="Standard"/>
      <text:p text:style-name="P1"><text:span text:style-name="T1">SELECT</text:span> <text:span text:style-name="T7">MAX</text:span>(salary) Maximum, <text:span text:style-name="T7">MIN</text:span>(salary) Minimum, <text:span text:style-name="T7">ROUND</text:span>(<text:span text:style-name="T7">AVG</text:span>(salary), <text:span text:style-name="T9">0</text:span>) Average, <text:span text:style-name="T7">SUM</text:span>(salary) Sum, job_id</text:p>
      <text:p text:style-name="P1"><text:span text:style-name="T1">FROM</text:span> employees</text:p>
      <text:p text:style-name="P3"><text:span text:style-name="T2">GROUP BY</text:span><text:span text:style-name="T3"> job_id</text:span></text:p>
      <text:p text:style-name="Standard"><text:s text:c="5"/></text:p>
      <text:p text:style-name="Standard">15. Write a query to display the number of people with the same job.</text:p>
      <text:p text:style-name="Standard"/>
      <text:p text:style-name="P1"><text:span text:style-name="T1">SELECT</text:span> <text:span text:style-name="T7">COUNT</text:span>(<text:span text:style-name="T4">*</text:span>), job_id</text:p>
      <text:p text:style-name="P1"><text:span text:style-name="T1">FROM</text:span> employees</text:p>
      <text:p text:style-name="P1"><text:span text:style-name="T1">GROUP BY</text:span> job_i<text:span text:style-name="T11">d</text:span></text:p>
      <text:p text:style-name="Standard"/>
      <text:p text:style-name="Standard">16. Determine the number of managers without listing them. Label the column Number of</text:p>
      <text:p text:style-name="Standard">Managers. Hint: Use the MANAGER_ID column to determine the number of managers.</text:p>
      <text:p text:style-name="Standard"><text:s text:c="5"/></text:p>
      <text:p text:style-name="P1"><text:span text:style-name="T1">SELECT</text:span> <text:span text:style-name="T7">COUNT</text:span>(<text:span text:style-name="T4">*</text:span>) <text:span text:style-name="T1">AS</text:span> <text:span text:style-name="T6">'Number of Managers'</text:span> </text:p>
      <text:p text:style-name="P1"><text:span text:style-name="T1">FROM</text:span>(</text:p>
      <text:p text:style-name="P1"><text:span text:style-name="T1">SELECT</text:span> <text:span text:style-name="T7">COUNT</text:span>(<text:span text:style-name="T1">DIStinct</text:span> manager_id) <text:span text:style-name="T1">AS</text:span> ManagersCount</text:p>
      <text:p text:style-name="P1"><text:span text:style-name="T1">FROM</text:span> employees</text:p>
      <text:p text:style-name="P1"><text:span text:style-name="T1">GROUP BY</text:span> manager_id</text:p>
      <text:p text:style-name="P3"><text:span text:style-name="T3">) </text:span><text:span text:style-name="T2">AS</text:span><text:span text:style-name="T3"> ManagersGroup</text:span></text:p>
      <text:p text:style-name="Standard"/>
      <text:p text:style-name="Standard">17. Write a query that displays the difference between the highest and lowest salaries. Label the column DIFFERENCE. </text:p>
      <text:p text:style-name="Standard"/>
      <text:p text:style-name="P4"><text:span text:style-name="T2">SELECT</text:span><text:span text:style-name="T3"> </text:span><text:span text:style-name="T8">MAX</text:span><text:span text:style-name="T3">(salary) </text:span><text:span text:style-name="T5">-</text:span><text:span text:style-name="T3"> </text:span><text:span text:style-name="T8">MIN</text:span><text:span text:style-name="T3">(salary), job_id</text:span></text:p>
      <text:p text:style-name="P4"><text:span text:style-name="T2">FROM</text:span><text:span text:style-name="T3"> employees</text:span></text:p>
      <text:p text:style-name="P1"><text:span text:style-name="T1">GROUP BY</text:span> job_id</text:p>
      <text:p text:style-name="Standard"/>
      <text:p text:style-name="Standard">18. Display the manager number and the salary of the lowest paid employee for that manager.</text:p>
      <text:p text:style-name="Standard">Exclude <text:span text:style-name="T12">a</text:span>nyone whose manager is not known. Exclude any groups where the minimum</text:p>
      <text:p text:style-name="Standard">salary is $6,000 or less. Sort the output in descending order of salary. </text:p>
      <text:p text:style-name="Standard"/>
      <text:p text:style-name="P1"><text:span text:style-name="T1">SELECT</text:span> manager_id, <text:span text:style-name="T7">MIN</text:span>(salary) MinSalary</text:p>
      <text:p text:style-name="P1"><text:span text:style-name="T1">FROM</text:span> employees</text:p>
      <text:p text:style-name="P1"><text:span text:style-name="T1">WHERE</text:span> manager_id <text:span text:style-name="T1">IS NOT NULL</text:span></text:p>
      <text:p text:style-name="P1"><text:span text:style-name="T1">GROUP BY</text:span> manager_id</text:p>
      <text:p text:style-name="P1"><text:span text:style-name="T1">HAVING</text:span> <text:span text:style-name="T7">MIN</text:span>(salary)<text:span text:style-name="T4">&gt;</text:span><text:span text:style-name="T9">6000</text:span></text:p>
      <text:p text:style-name="P3"><text:span text:style-name="T2">ORDER BY</text:span><text:span text:style-name="T3"> MinSalary </text:span><text:span text:style-name="T2">DESC</text:span></text:p>
      <text:p text:style-name="Standard"/>
      <text:p text:style-name="Standard">19. Write a query to display each department’s name, location, number of employees, and the average salary for all employees in that department. Label the columns Name, Location, <text:s/>Number of People, and Salary, respectively. Round the average salary to two decimal places.</text:p>
      <text:p text:style-name="Standard"/>
      <text:p text:style-name="P1"><text:span text:style-name="T1">SELECT</text:span> d.department_name <text:span text:style-name="T6">'Name'</text:span>, d.location_id <text:span text:style-name="T6">'Location'</text:span>, <text:span text:style-name="T7">count</text:span>(<text:span text:style-name="T4">*</text:span>) <text:span text:style-name="T6">'Number of people'</text:span>, <text:span text:style-name="T7">AVG</text:span>(salary) Salary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<text:span text:style-name="T4">=</text:span>d.department_id</text:p>
      <text:p text:style-name="P1"><text:span text:style-name="T1">GROUP BY</text:span> d.department_name, d.location_id</text:p>
      <text:p text:style-name="Standard"/>
      <text:p text:style-name="Standard"/>
      <text:p text:style-name="Standard">20. Create a query to display the job, the salary for that job based on department number, and the <text:soft-page-break/>total salary for that job, for departments 2, 5, 8, and 9, giving each column an appropriate heading.</text:p>
      <text:p text:style-name="Standard"/>
      <text:p text:style-name="P1"><text:span text:style-name="T1">SELECT</text:span> j.job_title, <text:span text:style-name="T7">sum</text:span>(e.salary), <text:span text:style-name="T7">sum</text:span>(e.salary<text:span text:style-name="T4">*</text:span><text:span text:style-name="T9">12</text:span>) JOB_ANN_SAL</text:p>
      <text:p text:style-name="P1"><text:span text:style-name="T1">FROM</text:span> employees e</text:p>
      <text:p text:style-name="P1"><text:span text:style-name="T1">JOIN</text:span> jobs j</text:p>
      <text:p text:style-name="P1"><text:span text:style-name="T1">ON</text:span> e.job_id <text:span text:style-name="T4">=</text:span> j.job_id</text:p>
      <text:p text:style-name="P1"><text:span text:style-name="T1">WHERE</text:span> e.department_id <text:span text:style-name="T1">IN</text:span> (<text:span text:style-name="T9">2</text:span>, <text:span text:style-name="T9">5</text:span>, <text:span text:style-name="T9">8</text:span>, <text:span text:style-name="T9">9</text:span>)</text:p>
      <text:p text:style-name="P1"><text:span text:style-name="T1">GROUP BY</text:span> j.job_title</text:p>
      <text:p text:style-name="Standard"/>
      <text:p text:style-name="Standard"/>
      <text:p text:style-name="Standard">21. Write a script to display the employee last name, job, and department name for a given location. The search condition should allow for case-insensitive searches of the department location.</text:p>
      <text:p text:style-name="Standard"/>
      <text:p text:style-name="P1"><text:span text:style-name="T1">SELECT</text:span> e.last_name, j.job_title, d.department_name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 <text:span text:style-name="T4">=</text:span> d.department_id</text:p>
      <text:p text:style-name="P1"><text:span text:style-name="T1">JOIN</text:span> locations l</text:p>
      <text:p text:style-name="P1"><text:span text:style-name="T1">ON</text:span> l.location_id <text:span text:style-name="T4">=</text:span> d.location_id</text:p>
      <text:p text:style-name="P1"><text:span text:style-name="T1">JOIN</text:span> jobs j</text:p>
      <text:p text:style-name="P1"><text:span text:style-name="T1">ON</text:span> j.job_id <text:span text:style-name="T4">=</text:span> e.job_id</text:p>
      <text:p text:style-name="P1"><text:span text:style-name="T1">WHERE</text:span> l.city <text:span text:style-name="T4">=</text:span> <text:span text:style-name="T6">'Oxford'</text:span></text:p>
      <text:p text:style-name="Standard"/>
      <text:p text:style-name="Standard"/>
      <text:p text:style-name="Standard">22. create a report containing the department name, employee last name, hire date, salary, and each employee’s annual salary for all employees in a given location. Label the columns DEPARTMENT NAME, EMPLOYEE NAME, START DATE, SALARY, and ANNUAL SALARY, placing the labels on multiple lines</text:p>
      <text:p text:style-name="Standard"/>
      <text:p text:style-name="P1"><text:span text:style-name="T1">SELECT</text:span> d.department_name, e.last_name, e.hire_date, e.salary, e.salary<text:span text:style-name="T4">*</text:span><text:span text:style-name="T9">12</text:span> ANNSAL, l.city</text:p>
      <text:p text:style-name="P1"><text:span text:style-name="T1">FROM</text:span> employees e</text:p>
      <text:p text:style-name="P1"><text:span text:style-name="T1">JOIN</text:span> departments d</text:p>
      <text:p text:style-name="P1"><text:span text:style-name="T1">ON</text:span> e.department_id <text:span text:style-name="T4">=</text:span> d.department_id</text:p>
      <text:p text:style-name="P1"><text:span text:style-name="T1">JOIN</text:span> locations l</text:p>
      <text:p text:style-name="P1"><text:span text:style-name="T1">ON</text:span> l.location_id <text:span text:style-name="T4">=</text:span> d.location_id</text:p>
      <text:p text:style-name="P1"><text:span text:style-name="T1">WHERE</text:span> l.city <text:span text:style-name="T4">=</text:span> <text:span text:style-name="T6">'Toronto'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18T16:05:10.15</meta:creation-date>
    <dc:date>2024-06-26T12:54:13.430485979</dc:date>
    <meta:editing-duration>PT2H32M2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146" meta:word-count="946" meta:character-count="6511" meta:non-whitespace-character-count="5629"/>
  </office:meta>
</office:document-meta>
</file>